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Масса электрона</text:p>
          </table:table-cell>
          <table:table-cell office:value-type="float" office:value="9.1095339999999993E-31" table:style-name="ce3">
            <text:p>9,110E-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Элементарный заряд</text:p>
          </table:table-cell>
          <table:table-cell office:value-type="float" office:value="1.6021892E-19" table:style-name="ce3">
            <text:p>1,602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Электрическая постоянная</text:p>
          </table:table-cell>
          <table:table-cell office:value-type="float" office:value="8.8541878170000005E-12" table:style-name="ce3">
            <text:p>8,854E-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корость света в квадрате</text:p>
          </table:table-cell>
          <table:table-cell office:value-type="float" office:value="8.9875517873681696E+16" table:style-name="ce3">
            <text:p>8,988E+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адиус</text:p>
          </table:table-cell>
          <table:table-cell office:value-type="float" office:value="2.8179380336870205E-15" table:formula="msoxl:= 1/(4*PI()*B3*B1*B4/B2/B2)" table:style-name="ce3">
            <text:p>2,818E-1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.6907628202122122E-15" table:formula="msoxl:=3/5*B5" table:style-name="ce3">
            <text:p>1,691E-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остоянная планка</text:p>
          </table:table-cell>
          <table:table-cell office:value-type="float" office:value="6.6260701499999998E-34" table:style-name="ce3">
            <text:p>6,626E-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остоянная планка с чертой</text:p>
          </table:table-cell>
          <table:table-cell office:value-type="float" office:value="1.0545718176461565E-34" table:formula="msoxl:=B7/2/PI()" table:style-name="ce3">
            <text:p>1,055E-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Боровский радиус</text:p>
          </table:table-cell>
          <table:table-cell office:value-type="float" office:value="5.2916017972083655E-11" table:formula="msoxl:= 4*PI()*B3*B8^2/B1/B2/B2" table:style-name="ce3">
            <text:p>5,292E-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отенциал на боровской орбите</text:p>
          </table:table-cell>
          <table:table-cell office:value-type="float" office:value="27.212475467764168" table:formula="msoxl:= B2/4/PI()/B3/B9" table:style-name="ce3">
            <text:p>2,721E+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оле на боровской орбите</text:p>
          </table:table-cell>
          <table:table-cell office:value-type="float" office:value="514257809083.82727" table:formula="msoxl:=B10/B9" table:style-name="ce3">
            <text:p>5,143E+1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Лист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7">
      <number:scientific-number number:decimal-places="3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ergey Alikov</meta:initial-creator>
    <dc:creator>Sergey Alikov</dc:creator>
    <meta:creation-date>2021-04-04T09:17:22Z</meta:creation-date>
    <dc:date>2021-04-05T18:06:01Z</dc:date>
  </office:meta>
</office:document-meta>
</file>